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6a006a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6a006a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=007208</text:p>
      <text:p text:style-name="P1">SEE LOG FOR "Act 6 Intermission 3 Part 2" IN GAMES FOLDER</text:p>
      <text:p text:style-name="P1">_</text:p>
      <text:p text:style-name="P1">2. MINISTRIFE: =007327</text:p>
      <text:p text:style-name="P1">(be quiet. by saying anything, youre really making a horrible impression on people we should be trying to impress here.)</text:p>
      <text:p text:style-name="P1">(ill forgivwe you, but this is the last time i evwer do. im at my vwits end with you.)</text:p>
      <text:p text:style-name="P1">sorry chief, honest mistake. so are you doing anything later?</text:p>
      <text:p text:style-name="P1">im a cool enough cat if you get to know me. you didnt ansvwer the question.</text:p>
      <text:p text:style-name="P1">hey there sport, i think thats my ring you havwe there. ivwe been looking all over for it.</text:p>
      <text:p text:style-name="P1">thank you friend. thank you so vwery, vwery, vwery much.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1" meta:word-count="112" meta:character-count="579"/>
    <meta:generator>OpenOffice/4.1.2$Win32 OpenOffice.org_project/412m3$Build-9782</meta:generator>
  </office:meta>
</office:document-meta>
</file>